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59ca" officeooo:paragraph-rsid="000959ca"/>
    </style:style>
    <style:style style:name="P2" style:family="paragraph" style:parent-style-name="Standard">
      <style:text-properties officeooo:paragraph-rsid="000da7d0"/>
    </style:style>
    <style:style style:name="P3" style:family="paragraph" style:parent-style-name="Standard">
      <style:text-properties officeooo:rsid="000edb21" officeooo:paragraph-rsid="000edb21"/>
    </style:style>
    <style:style style:name="P4" style:family="paragraph" style:parent-style-name="Standard" style:list-style-name="L1">
      <style:text-properties officeooo:paragraph-rsid="000da7d0"/>
    </style:style>
    <style:style style:name="P5" style:family="paragraph" style:parent-style-name="Standard" style:list-style-name="L1">
      <style:text-properties officeooo:rsid="000959ca" officeooo:paragraph-rsid="000da7d0"/>
    </style:style>
    <style:style style:name="T1" style:family="text">
      <style:text-properties officeooo:rsid="000da7d0"/>
    </style:style>
    <style:style style:name="T2" style:family="text">
      <style:text-properties style:text-position="super 58%" officeooo:rsid="000da7d0"/>
    </style:style>
    <style:style style:name="T3" style:family="text">
      <style:text-properties officeooo:rsid="000959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 Good Morning this is &lt;name&gt; from Team Avishkar from NITD , you must be knowing about our annual tech fest Aarohan, </text:p>
      <text:p text:style-name="P1">It is the biggest fest of East India and one of its kind, as all the technical clubs of NITD come together to organize fun events and amazing and interactive workshops.</text:p>
      <text:p text:style-name="P1">There are 4 workshops being conducted this time, (names) all of these will be conducted by trained industrial professionals, and all of these are based such domains which are lately of high demand in the industry and students don’t get to explore properly in their first years <text:span text:style-name="T1">which is a great opportunity the aarohan is offering</text:span>.</text:p>
      <text:p text:style-name="P1"/>
      <text:list xml:id="list1553678673" text:style-name="L1">
        <text:list-item>
          <text:p text:style-name="P5">In these the blockchain has been one of the most requested and popular workshop as it focuses on creating strong foundational concepts of blockchain and cryptocurrency. </text:p>
        </text:list-item>
      </text:list>
      <text:p text:style-name="P2"/>
      <text:list xml:id="list171742747259355" text:continue-numbering="true" text:style-name="L1">
        <text:list-item>
          <text:p text:style-name="P4"><text:span text:style-name="T1">I</text:span><text:span text:style-name="T3">t is one of the most sought after skills as it has lately been introduced in India, and you would be taught by one of first and leading blockchain ventures Triunits, experts who’ll clear all your doubts regarding the domain, and as it is based on a live project based learning.</text:span></text:p>
          <text:p text:style-name="P4"/>
        </text:list-item>
        <text:list-item>
          <text:p text:style-name="P4"><text:span text:style-name="T1">Y</text:span><text:span text:style-name="T3">ou will be recieving cerficates of completion </text:span><text:span text:style-name="T1">and a complete project on BlockChain</text:span><text:span text:style-name="T3"> at the end of the 2 day workshop so you can add to your CV and job profile which shall </text:span><text:span text:style-name="T1">exponentially </text:span><text:span text:style-name="T3">increase the chances of getting internships at many big companies and even educational hubs like IITB FoSSEE which is based on blockchain tech. </text:span></text:p>
          <text:p text:style-name="P4"/>
        </text:list-item>
        <text:list-item>
          <text:p text:style-name="P4"><text:span text:style-name="T1">W</text:span><text:span text:style-name="T3">hen many of your peers would be struggling with learning the basics of these tech stacks </text:span><text:span text:style-name="T1">in 2</text:span><text:span text:style-name="T2">nd</text:span><text:span text:style-name="T1"> year</text:span><text:span text:style-name="T3"> you would be applying these </text:span><text:span text:style-name="T1">valuable skills you learnt in your 1st year </text:span><text:span text:style-name="T3">to get interships </text:span><text:span text:style-name="T1">by developing applications and databases with these skills</text:span><text:span text:style-name="T3">.</text:span></text:p>
          <text:p text:style-name="P4"/>
        </text:list-item>
        <text:list-item>
          <text:p text:style-name="P4"><text:span text:style-name="T3">Moreover this is the only workshop that has prizes as the winner shall get $10 worth bitcoin that can make you a millionare some day in future ,</text:span><text:span text:style-name="T1">and</text:span><text:span text:style-name="T3"> even goodies </text:span><text:span text:style-name="T1">like</text:span><text:span text:style-name="T3"> t-shirts as well.</text:span></text:p>
        </text:list-item>
      </text:list>
      <text:p text:style-name="P2"/>
      <text:p text:style-name="P3">The second workshop is on ML/AI technology that though sounds <text:s/>intimidating but will be taught from the basics and will give a strong threshold on the domain. It will help you clear the basics of python and apply it in the field of machine learing like opencv,</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1T01:53:34.383177941</meta:creation-date>
    <dc:date>2021-03-21T17:17:40.596224951</dc:date>
    <meta:editing-duration>PT3H56M23S</meta:editing-duration>
    <meta:editing-cycles>3</meta:editing-cycles>
    <meta:generator>LibreOffice/6.4.6.2$Linux_X86_64 LibreOffice_project/40$Build-2</meta:generator>
    <meta:document-statistic meta:table-count="0" meta:image-count="0" meta:object-count="0" meta:page-count="1" meta:paragraph-count="12" meta:word-count="375" meta:character-count="2095" meta:non-whitespace-character-count="1733"/>
  </office:meta>
</office:document-meta>
</file>